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a362" officeooo:paragraph-rsid="001da362"/>
    </style:style>
    <style:style style:name="P2" style:family="paragraph" style:parent-style-name="Standard" style:list-style-name="L1">
      <style:text-properties style:font-name="DejaVu Sans" officeooo:rsid="00177f64" officeooo:paragraph-rsid="00177f64"/>
    </style:style>
    <style:style style:name="P3" style:family="paragraph" style:parent-style-name="Standard" style:list-style-name="L1">
      <style:text-properties style:font-name="DejaVu Sans" officeooo:rsid="0017d968" officeooo:paragraph-rsid="0017d968"/>
    </style:style>
    <style:style style:name="P4" style:family="paragraph" style:parent-style-name="Standard" style:list-style-name="L1">
      <style:text-properties style:font-name="DejaVu Sans" officeooo:rsid="001a4129" officeooo:paragraph-rsid="001a4129"/>
    </style:style>
    <style:style style:name="P5" style:family="paragraph" style:parent-style-name="Standard" style:list-style-name="L1">
      <style:text-properties style:font-name="DejaVu Sans" officeooo:rsid="001b2859" officeooo:paragraph-rsid="001b2859"/>
    </style:style>
    <style:style style:name="P6" style:family="paragraph" style:parent-style-name="Standard" style:list-style-name="L1">
      <style:text-properties style:font-name="DejaVu Sans" officeooo:rsid="001da362" officeooo:paragraph-rsid="001da362"/>
    </style:style>
    <style:style style:name="P7" style:family="paragraph" style:parent-style-name="Standard" style:list-style-name="L1">
      <style:text-properties style:font-name="DejaVu Sans" officeooo:rsid="001dbba9" officeooo:paragraph-rsid="001dbb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a362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66370802608587623" text:style-name="L1">
        <text:list-item>
          <text:p text:style-name="P2">GIT</text:p>
          <text:list>
            <text:list-item>
              <text:p text:style-name="P7">git add</text:p>
            </text:list-item>
            <text:list-item>
              <text:p text:style-name="P7">git commit -m “”</text:p>
            </text:list-item>
            <text:list-item>
              <text:p text:style-name="P7">git push</text:p>
            </text:list-item>
          </text:list>
        </text:list-item>
        <text:list-item>
          <text:p text:style-name="P3">Eclipse</text:p>
          <text:list>
            <text:list-item>
              <text:p text:style-name="P3">Gradle</text:p>
            </text:list-item>
            <text:list-item>
              <text:p text:style-name="P3">UI</text:p>
              <text:list>
                <text:list-item>
                  <text:p text:style-name="P3">Swing</text:p>
                </text:list-item>
                <text:list-item>
                  <text:p text:style-name="P3">JavaFX</text:p>
                </text:list-item>
                <text:list-item>
                  <text:p text:style-name="P3">GTK</text:p>
                </text:list-item>
              </text:list>
            </text:list-item>
            <text:list-item>
              <text:p text:style-name="P3">JavaDoc</text:p>
            </text:list-item>
          </text:list>
        </text:list-item>
        <text:list-item>
          <text:p text:style-name="P3">Unit Testing</text:p>
        </text:list-item>
        <text:list-item>
          <text:p text:style-name="P3">MonoDevelop</text:p>
          <text:list>
            <text:list-item>
              <text:p text:style-name="P3">MonoDoc</text:p>
            </text:list-item>
          </text:list>
        </text:list-item>
        <text:list-item>
          <text:p text:style-name="P4">Glade</text:p>
        </text:list-item>
        <text:list-item>
          <text:p text:style-name="P5">Python</text:p>
        </text:list-item>
        <text:list-item>
          <text:p text:style-name="P5">AndroidStudi<text:span text:style-name="T2">o</text:span></text:p>
        </text:list-item>
        <text:list-item>
          <text:p text:style-name="P6">PyCharm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3:08.734208342</meta:creation-date>
    <dc:date>2019-03-25T09:19:46.502582129</dc:date>
    <meta:editing-duration>PT14M3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2" meta:character-count="149" meta:non-whitespace-character-count="143"/>
  </office:meta>
</office:document-meta>
</file>